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2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3" style:parent-style-name="Normal" style:list-style-name="LFO1" style:family="paragraph">
      <style:paragraph-properties fo:text-align="justify" fo:margin-top="0.0694in" fo:margin-bottom="0.0694in" fo:line-height="100%"/>
    </style:style>
    <style:style style:name="T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6" style:parent-style-name="Normal" style:list-style-name="LFO1" style:family="paragraph">
      <style:paragraph-properties fo:text-align="justify" fo:margin-top="0.0694in" fo:margin-bottom="0.0694in" fo:line-height="100%"/>
    </style:style>
    <style:style style:name="T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8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10" style:parent-style-name="Normal" style:list-style-name="LFO1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11" style:parent-style-name="Normal" style:list-style-name="LFO1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12" style:parent-style-name="Normal" style:list-style-name="LFO1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13" style:parent-style-name="Normal" style:list-style-name="LFO1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14" style:parent-style-name="Normal" style:list-style-name="LFO1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15" style:parent-style-name="Normal" style:list-style-name="LFO1" style:family="paragraph">
      <style:paragraph-properties fo:text-align="justify" fo:margin-top="0.0694in" fo:margin-bottom="0.0694in" fo:line-height="100%"/>
    </style:style>
    <style:style style:name="T1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17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1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19" style:parent-style-name="Normal" style:list-style-name="LFO1" style:family="paragraph">
      <style:paragraph-properties fo:text-align="justify" fo:margin-top="0.0694in" fo:margin-bottom="0.0694in" fo:line-height="100%"/>
    </style:style>
    <style:style style:name="T2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21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2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23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2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5" style:parent-style-name="Normal" style:list-style-name="LFO1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6" style:parent-style-name="Normal" style:family="paragraph">
      <style:paragraph-properties fo:text-align="justify"/>
    </style:style>
  </office:automatic-styles>
  <office:body>
    <office:text text:use-soft-page-breaks="true">
      <text:h text:style-name="P1" text:outline-level="4">OverView</text:h>
      <text:h text:style-name="P2" text:outline-level="4">WiFi LoRa 32 is a part of the “Heltec LoRa“ series, with the following features:</text:h>
      <text:list text:style-name="LFO1" text:continue-numbering="true">
        <text:list-item>
          <text:p text:style-name="P3"><text:span text:style-name="T4">CE Certificate</text:span><text:span text:style-name="T5">;</text:span></text:p>
        </text:list-item>
        <text:list-item>
          <text:p text:style-name="P6"><text:span text:style-name="T7">Microprocessor:<text:s/></text:span><text:a xlink:href="https://www.espressif.com/sites/default/files/documentation/esp32_datasheet_en.pdf" office:target-frame-name="_blank" xlink:show="new"><text:span text:style-name="T8">ESP32</text:span></text:a><text:span text:style-name="T9"> (dual-core 32-bit MCU + ULP core), with LoRa node chip SX1276/SX1278;</text:span></text:p>
        </text:list-item>
        <text:list-item>
          <text:p text:style-name="P10">Micro USB interface with a complete voltage regulator, ESD protection, short circuit protection, RF shielding, and other protection measures;</text:p>
        </text:list-item>
        <text:list-item>
          <text:p text:style-name="P11">Onboard SH1.25-2 battery interface, integrated lithium battery management system (charge and discharge management, overcharge protection, battery power detection, USB / battery power automatic switching);</text:p>
        </text:list-item>
        <text:list-item>
          <text:p text:style-name="P12">Integrated WiFi, LoRa, Bluetooth three network connections, onboard Wi-Fi, Bluetooth dedicated 2.4GHz metal 3D antenna, reserved IPEX (U.FL) interface for LoRa use;</text:p>
        </text:list-item>
        <text:list-item>
          <text:p text:style-name="P13">Onboard 0.96-inch 128*64 dot matrix OLED display, which can be used to display debugging information, battery power, and other information;</text:p>
        </text:list-item>
        <text:list-item>
          <text:p text:style-name="P14">Integrated CP2102 USB to serial port chip, convenient for program downloading, debugging information printing;</text:p>
        </text:list-item>
        <text:list-item>
          <text:p text:style-name="P15"><text:span text:style-name="T16">Support the</text:span><text:a xlink:href="https://heltec.org/wifi_kit_install/" office:target-frame-name="_top" xlink:show="replace"><text:span text:style-name="T17"><text:s/>Arduino development environment</text:span></text:a><text:span text:style-name="T18">;</text:span></text:p>
        </text:list-item>
        <text:list-item>
          <text:p text:style-name="P19"><text:span text:style-name="T20">We provide<text:s/></text:span><text:a xlink:href="https://github.com/HelTecAutomation/ESP32_LoRaWAN" office:target-frame-name="_top" xlink:show="replace"><text:span text:style-name="T21">ESP32 + LoRaWAN</text:span></text:a><text:span text:style-name="T22"><text:s/>protocol Arduino® library, this is a standard LoRaWAN protocol that can communicate with any LoRa gateway running the LoRaWAN protocol. In order to make this code running, a unique license is needed. it can be found on<text:s/></text:span><text:a xlink:href="http://www.heltec.cn/search/" office:target-frame-name="_top" xlink:show="replace"><text:span text:style-name="T23">this page</text:span></text:a><text:span text:style-name="T24">;</text:span></text:p>
        </text:list-item>
        <text:list-item>
          <text:p text:style-name="P25">With good RF circuit design and basic low-power design (sleep current ≤800uA), it is convenient for IoT application vendors to quickly verify solutions and deploy applications.</text:p>
        </text:list-item>
      </text:list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 P Gonzalez C</meta:initial-creator>
    <dc:creator>Jose P Gonzalez C</dc:creator>
    <meta:creation-date>2022-03-18T13:42:00Z</meta:creation-date>
    <dc:date>2022-03-18T13:43:00Z</dc:date>
    <meta:template xlink:href="Normal.dotm" xlink:type="simple"/>
    <meta:editing-cycles>1</meta:editing-cycles>
    <meta:editing-duration>PT60S</meta:editing-duration>
    <meta:document-statistic meta:page-count="1" meta:paragraph-count="3" meta:word-count="264" meta:character-count="1713" meta:row-count="12" meta:non-whitespace-character-count="1452"/>
  </office:meta>
</office:document-meta>
</file>